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cccccc" draw:textarea-horizontal-align="justify" draw:textarea-vertical-align="middle" draw:auto-grow-height="false" fo:min-height="4.796cm" fo:min-width="7.12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cccccc" draw:textarea-horizontal-align="justify" draw:textarea-vertical-align="middle" draw:auto-grow-height="false" fo:min-height="0.794cm" fo:min-width="0.578cm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svg:stroke-color="#000000" draw:marker-start-width="0.252cm" draw:marker-end-width="0.252cm" draw:fill="solid" draw:fill-color="#cccccc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cccccc" draw:textarea-horizontal-align="justify" draw:textarea-vertical-align="middle" draw:auto-grow-height="false" fo:min-height="0.893cm" fo:min-width="0.643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cccccc" draw:textarea-horizontal-align="justify" draw:textarea-vertical-align="middle" draw:auto-grow-height="false" fo:min-height="0cm" fo:min-width="0.101cm" fo:padding-top="0.142cm" fo:padding-bottom="0.142cm" fo:padding-left="0.267cm" fo:padding-right="0.267cm"/>
    </style:style>
    <style:style style:name="gr6" style:family="graphic" style:parent-style-name="standard">
      <style:graphic-properties draw:stroke="none" draw:fill="none" draw:textarea-horizontal-align="justify" draw:textarea-vertical-align="middle" draw:auto-grow-height="false" fo:min-height="0.893cm" fo:min-width="2.67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ccccc"/>
      <style:paragraph-properties fo:text-align="center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62cm" svg:height="5.08cm" svg:x="1.381cm" svg:y="4.429cm">
          <text:p text:style-name="P1">Componen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24cm" svg:height="1.524cm" svg:x="4.429cm" svg:y="1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5.191cm" svg:y1="3.159cm" svg:x2="5.191cm" svg:y2="4.429cm">
          <text:p/>
        </draw:line>
        <draw:custom-shape draw:style-name="gr4" draw:text-style-name="P3" draw:layer="layout" svg:width="1.143cm" svg:height="1.143cm" svg:x="7.477cm" svg:y="4.8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635cm" svg:height="0.254cm" svg:x="7.196cm" svg:y="5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0.635cm" svg:height="0.254cm" svg:x="7.196cm" svg:y="5.4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175cm" svg:height="1.143cm" svg:x="6.461cm" svg:y="1.889cm">
          <text:p text:style-name="P1">Interfac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7-17T12:12:52.522930390</meta:creation-date>
    <dc:date>2024-07-17T12:44:25.416676557</dc:date>
    <meta:editing-duration>PT20M10S</meta:editing-duration>
    <meta:editing-cycles>3</meta:editing-cycles>
    <meta:generator>LibreOffice/6.1.5.2$Linux_ARM_EABI LibreOffice_project/10$Build-2</meta:generator>
    <meta:document-statistic meta:object-count="7"/>
  </office:meta>
</office:document-meta>
</file>